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ktionen</text:p>
      <text:p text:style-name="Standard"/>
      <text:list xml:id="list7139476971204783864" text:style-name="L1">
        <text:list-item>
          <text:p text:style-name="P1">Jeder Spieler hat einen Helden</text:p>
        </text:list-item>
        <text:list-item>
          <text:p text:style-name="P1">Jeder Spieler hat Aufgaben</text:p>
        </text:list-item>
        <text:list-item>
          <text:p text:style-name="P1">Fuer jede abgeschlossene Aufgabe bekommt man Punkte</text:p>
        </text:list-item>
        <text:list-item>
          <text:p text:style-name="P1">Fuer bestimmte Anzahl an Punkten bekommt man Achievements</text:p>
        </text:list-item>
        <text:list-item>
          <text:p text:style-name="P1">Fuer bestandene Aufgaben bekommt man zufaellige Items entsprechend der Punkte</text:p>
        </text:list-item>
        <text:list-item>
          <text:p text:style-name="P1">Helden koennen mit Items aufgeruestet werden</text:p>
        </text:list-item>
        <text:list-item>
          <text:p text:style-name="P1">Items veraendern das Aussehen und Werte (?)</text:p>
        </text:list-item>
        <text:list-item>
          <text:p text:style-name="P1">Spieler koennen Rewards festlegen</text:p>
        </text:list-item>
        <text:list-item>
          <text:p text:style-name="P1">Rewards sind Belohnungen (Richtlinien) die fuer ein Achievement erhalten werden</text:p>
        </text:list-item>
        <text:list-item>
          <text:p text:style-name="P1">Fuer bestandene Achievements bekommt man Rewards</text:p>
        </text:list-item>
        <text:list-item>
          <text:p text:style-name="P1">Fuer Fehler verliert man Punkte (oder bekommt negative Werte?)</text:p>
        </text:list-item>
        <text:list-item>
          <text:p text:style-name="P1">Spieler koennen Freunde haben</text:p>
        </text:list-item>
        <text:list-item>
          <text:p text:style-name="P1">Freunde koennen Rewards empfehlen</text:p>
        </text:list-item>
        <text:list-item>
          <text:p text:style-name="P1">Freunde koennen dir Aufgaben mit Punkten verschicken (die angenommen werden koennen)</text:p>
        </text:list-item>
        <text:list-item>
          <text:p text:style-name="P1">Eigene Aufgaben koennen getauscht oder abgegeben werden (beidseitige Annahme)</text:p>
        </text:list-item>
        <text:list-item>
          <text:p text:style-name="P1"/>
        </text:list-item>
      </text:list>
      <text:p text:style-name="Standard"/>
      <text:p text:style-name="Standard"/>
      <text:p text:style-name="Standard">Datenbank</text:p>
      <text:p text:style-name="Standard"/>
      <text:p text:style-name="Standard">User</text:p>
      <text:p text:style-name="Standard">Profil</text:p>
      <text:p text:style-name="Standard">Tasks</text:p>
      <text:p text:style-name="Standard">Items</text:p>
      <text:p text:style-name="Standard">Heroes</text:p>
      <text:p text:style-name="Standard">Achievements</text:p>
      <text:p text:style-name="Standard">Missteps</text:p>
      <text:p text:style-name="Standard">Reward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12T20:49:35.24</meta:creation-date>
    <meta:document-statistic meta:table-count="0" meta:image-count="0" meta:object-count="0" meta:page-count="1" meta:paragraph-count="25" meta:word-count="129" meta:character-count="860"/>
    <dc:date>2015-04-12T21:12:35.91</dc:date>
    <meta:editing-duration>PT7M50S</meta:editing-duration>
    <meta:editing-cycles>1</meta:editing-cycles>
    <meta:generator>OpenOffice/4.1.1$Win32 OpenOffice.org_project/411m6$Build-9775</meta:generator>
  </office:meta>
</office:document-meta>
</file>